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1.489in"/>
    </style:style>
    <style:style style:name="co4" style:family="table-column">
      <style:table-column-properties fo:break-before="auto" style:column-width="2.9252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1.35in"/>
    </style:style>
    <style:style style:name="co8" style:family="table-column">
      <style:table-column-properties fo:break-before="auto" style:column-width="5.9654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1.25in" fo:break-before="auto" style:use-optimal-row-height="true"/>
    </style:style>
    <style:style style:name="ro6" style:family="table-row">
      <style:table-row-properties style:row-height="1.5583in" fo:break-before="auto" style:use-optimal-row-height="true"/>
    </style:style>
    <style:style style:name="ro7" style:family="table-row">
      <style:table-row-properties style:row-height="0.478in" fo:break-before="auto" style:use-optimal-row-height="true"/>
    </style:style>
    <style:style style:name="ro8" style:family="table-row">
      <style:table-row-properties style:row-height="0.6327in" fo:break-before="auto" style:use-optimal-row-height="false"/>
    </style:style>
    <style:style style:name="ro9" style:family="table-row">
      <style:table-row-properties style:row-height="0.6327in" fo:break-before="auto" style:use-optimal-row-height="true"/>
    </style:style>
    <style:style style:name="ro10" style:family="table-row">
      <style:table-row-properties style:row-height="1.4043in" fo:break-before="auto" style:use-optimal-row-height="true"/>
    </style:style>
    <style:style style:name="ro11" style:family="table-row">
      <style:table-row-properties style:row-height="1.7126in" fo:break-before="auto" style:use-optimal-row-height="true"/>
    </style:style>
    <style:style style:name="ro12" style:family="table-row">
      <style:table-row-properties style:row-height="1.8665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02" table:default-cell-style-name="ce2"/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Essence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Card Played Horizontally</text:p>
          </table:table-cell>
          <table:table-cell office:value-type="string" calcext:value-type="string">
            <text:p>Blitz Legal</text:p>
          </table:table-cell>
          <table:table-cell office:value-type="string" calcext:value-type="string">
            <text:p>CC Legal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TR00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art of Fyendal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eneric, Resource, Gem</text:p>
          </table:table-cell>
          <table:table-cell office:value-type="string" calcext:value-type="string">
            <text:p>Legendary</text:p>
          </table:table-cell>
          <table:table-cell/>
          <table:table-cell table:style-name="ce4" office:value-type="string" calcext:value-type="string">
            <text:p>When you pitch Heart of Fyendal, if you have less {h} than your opponent, gain 1{h}.</text:p>
          </table:table-cell>
          <table:table-cell/>
          <table:table-cell office:value-type="string" calcext:value-type="string">
            <text:p>Generic Resource – Gem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01, RNR001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hinar, Reckless Rampage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Brute, Hero</text:p>
          </table:table-cell>
          <table:table-cell office:value-type="string" calcext:value-type="string">
            <text:p>Indimidate</text:p>
          </table:table-cell>
          <table:table-cell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 – WTR001 – A, S – WTR001 – U, S – RNR001 – N</text:p>
          </table:table-cell>
          <table:table-cell office:value-type="string" calcext:value-type="string">
            <text:p><text:a xlink:href="https://storage.googleapis.com/fabmaster/media/images/WTR_1.width-450.png" xlink:type="simple">https://storage.googleapis.com/fabmaster/media/images/WTR_1.width-450.png</text:a> - WTR001 – A, <text:a xlink:href="https://storage.googleapis.com/fabmaster/media/images/U-WTR1.width-450.png" xlink:type="simple">https://storage.googleapis.com/fabmaster/media/images/U-WTR1.width-450.png</text:a> - WTR001 – U, <text:a xlink:href="https://storage.googleapis.com/fabmaster/media/images/RNR.width-450.png" xlink:type="simple">https://storage.googleapis.com/fabmaster/media/images/RNR.width-450.png</text:a> - RNR001 – 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TR002 RNR002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hina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Brute, Hero, Young</text:p>
          </table:table-cell>
          <table:table-cell office:value-type="string" calcext:value-type="string">
            <text:p>Indimidate</text:p>
          </table:table-cell>
          <table:table-cell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 – Young</text:p>
          </table:table-cell>
          <table:table-cell table:number-columns-repeated="3"/>
          <table:table-cell office:value-type="string" calcext:value-type="string">
            <text:p>S – WTR002 – A, S – WTR002 – U, S – RNR002 – N</text:p>
          </table:table-cell>
          <table:table-cell office:value-type="string" calcext:value-type="string">
            <text:p><text:a xlink:href="https://storage.googleapis.com/fabmaster/media/images/WTR_2.width-450.png" xlink:type="simple">https://storage.googleapis.com/fabmaster/media/images/WTR_2.width-450.png</text:a> - WTR002 – A, <text:a xlink:href="https://storage.googleapis.com/fabmaster/media/images/U-WTR2.width-450.png" xlink:type="simple">https://storage.googleapis.com/fabmaster/media/images/U-WTR2.width-450.png</text:a> - WTR002 – U, <text:a xlink:href="https://storage.googleapis.com/fabmaster/media/images/RNR2.width-450.png" xlink:type="simple">https://storage.googleapis.com/fabmaster/media/images/RNR2.width-450.png</text:a> - RNR002 - N 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TR003, RNR00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omping Clu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, C</text:p>
          </table:table-cell>
          <table:table-cell office:value-type="string" calcext:value-type="string">
            <text:p>Brute, Weapon, Club, 2H</text:p>
          </table:table-cell>
          <table:table-cell table:number-columns-repeated="2"/>
          <table:table-cell office:value-type="string" calcext:value-type="string">
            <text:p>**Once per Turn Action** - {r}{r}: **Attack**</text:p>
            <text:p/>
            <text:p>**Once per Turn Effect** – When you discard a card with 6 or more {p}, Romping Club gains +1{p} until end of turn.</text:p>
          </table:table-cell>
          <table:table-cell/>
          <table:table-cell office:value-type="string" calcext:value-type="string">
            <text:p>Brute Weapon - Club (2H)</text:p>
            <text:p/>
            <text:p/>
          </table:table-cell>
          <table:table-cell table:number-columns-repeated="3"/>
          <table:table-cell office:value-type="string" calcext:value-type="string">
            <text:p>S – WTR003 – A, S – WTR003 – U, S – RNR003 – N</text:p>
          </table:table-cell>
          <table:table-cell office:value-type="string" calcext:value-type="string">
            <text:p><text:a xlink:href="https://storage.googleapis.com/fabmaster/media/images/WTR_3.width-450.png" xlink:type="simple">https://storage.googleapis.com/fabmaster/media/images/WTR_3.width-450.png</text:a> - WTR003 – A, <text:a xlink:href="https://storage.googleapis.com/fabmaster/media/images/U-WTR3.width-450.png" xlink:type="simple">https://storage.googleapis.com/fabmaster/media/images/U-WTR3.width-450.png</text:a> - WTR003 – U, <text:a xlink:href="https://storage.googleapis.com/fabmaster/media/images/RNR3.width-450.png" xlink:type="simple">https://storage.googleapis.com/fabmaster/media/images/RNR3.width-450.png</text:a> - RNR003 – 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TR00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cabskin Leathe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Brute, Equipment, Legs</text:p>
          </table:table-cell>
          <table:table-cell office:value-type="string" calcext:value-type="string">
            <text:p>Battleworn</text:p>
          </table:table-cell>
          <table:table-cell/>
          <table:table-cell table:style-name="ce3" office:value-type="string" calcext:value-type="string">
            <text:p><text:span text:style-name="T2">**Once per turn Action** - 0: Roll a 6 sided die. Gain action points equal to half the number rolled, rounded down.</text:span></text:p>
            <text:p/>
            <text:p><text:span text:style-name="T2">**Battleworn** *(If you defend with Scabskin Leathers, put a -1{d} counter on it when the combat chain closes.)*</text:span></text:p>
          </table:table-cell>
          <table:table-cell/>
          <table:table-cell table:style-name="ce3" office:value-type="string" calcext:value-type="string">
            <text:p>Brute Equipment - Legs</text:p>
          </table:table-cell>
          <table:table-cell table:number-columns-repeated="3"/>
          <table:table-cell office:value-type="string" calcext:value-type="string">
            <text:p>C – WTR004 – A, R – WTR004 – U</text:p>
          </table:table-cell>
          <table:table-cell office:value-type="string" calcext:value-type="string">
            <text:p><text:a xlink:href="https://storage.googleapis.com/fabmaster/media/images/WTR_4.width-450.png" xlink:type="simple">https://storage.googleapis.com/fabmaster/media/images/WTR_4.width-450.png</text:a> - WTR004 – A, <text:a xlink:href="https://storage.googleapis.com/fabmaster/media/images/U-WTR4.width-450.png" xlink:type="simple">https://storage.googleapis.com/fabmaster/media/images/U-WTR4.width-450.png</text:a> - WTR004 – U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TR00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kbone Strapp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Equipment, Chest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Instant** - Destroy Barkbone Strapping: Roll a 6 die. Gain {r} equal to half the number rolled, rounded down.</text:p>
            <text:p/>
            <text:p>**Battleworn** *(If you defend with Barkbone Strapping, put a -1{d} counter on it when the combat chain closes.)*</text:p>
          </table:table-cell>
          <table:table-cell/>
          <table:table-cell office:value-type="string" calcext:value-type="string">
            <text:p>Brute Equipment – Chest</text:p>
          </table:table-cell>
          <table:table-cell table:number-columns-repeated="3"/>
          <table:table-cell office:value-type="string" calcext:value-type="string">
            <text:p>S C – WTR005 – A, S R – WTR005 – U</text:p>
          </table:table-cell>
          <table:table-cell office:value-type="string" calcext:value-type="string">
            <text:p><text:a xlink:href="https://storage.googleapis.com/fabmaster/media/images/WTR_5.width-450.png" xlink:type="simple">https://storage.googleapis.com/fabmaster/media/images/WTR_5.width-450.png</text:a> - WTR005 – A, <text:a xlink:href="https://storage.googleapis.com/fabmaster/media/images/U-WTR5.width-450.png" xlink:type="simple">https://storage.googleapis.com/fabmaster/media/images/U-WTR5.width-450.png</text:a> - WTR006 – U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WTR00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pha Ramp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rute, Attack, Action</text:p>
          </table:table-cell>
          <table:table-cell office:value-type="string" calcext:value-type="string">
            <text:p>Specialization, Intimidate</text:p>
          </table:table-cell>
          <table:table-cell/>
          <table:table-cell table:style-name="ce6" office:value-type="string" calcext:value-type="string">
            <text:p><text:span text:style-name="T1">**Rhinar Specialization** *(You may only have Alpha Rampage in your deck if your hero is Rhinar)*</text:span></text:p>
            <text:p/>
            <text:p><text:span text:style-name="T2">As an additional cost to play Alpha Rampage, discard a random card.</text:span></text:p>
            <text:p/>
            <text:p><text:span text:style-name="T2">**Intimidate**</text:span>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06 – A, S R – WTR006 - U</text:p>
          </table:table-cell>
          <table:table-cell office:value-type="string" calcext:value-type="string">
            <text:p><text:a xlink:href="https://storage.googleapis.com/fabmaster/media/images/WTR_6.width-450.png" xlink:type="simple">https://storage.googleapis.com/fabmaster/media/images/WTR_6.width-450.png</text:a> - WTR006 – A, <text:a xlink:href="https://storage.googleapis.com/fabmaster/media/images/U-WTR6.width-450.png" xlink:type="simple">https://storage.googleapis.com/fabmaster/media/images/U-WTR6.width-450.png</text:a> - WTR007 – U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WTR00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oodrush B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table:style-name="ce7" office:value-type="string" calcext:value-type="string">
            <text:p>As an additional cost to play Bloodrush Bellow, discard a random card.</text:p>
            <text:p/>
            <text:p>Your Brute attacks gain +2{p} this turn.</text:p>
            <text:p/>
            <text:p>If the discarded card has 6 or more {p}, draw 2 cards and Bloodrush Bellow gains **go again**.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07 – A, S R – WTR007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0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eckless Sw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Brute, Defense Reaction</text:p>
          </table:table-cell>
          <table:table-cell table:number-columns-repeated="2"/>
          <table:table-cell office:value-type="string" calcext:value-type="string">
            <text:p>As an additional cost to play Reckless Swing, discard a random card.</text:p>
            <text:p/>
            <text:p>If the discarded card has 6 or more {p}, deal 2 damage to the attacking hero.</text:p>
          </table:table-cell>
          <table:table-cell/>
          <table:table-cell office:value-type="string" calcext:value-type="string">
            <text:p>Brute Defense Reaction</text:p>
          </table:table-cell>
          <table:table-cell table:number-columns-repeated="3"/>
          <table:table-cell office:value-type="string" calcext:value-type="string">
            <text:p>S R – WTR008 – A, S R – WTR008 – U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WTR00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nd Sketched Pl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Specialization</text:p>
          </table:table-cell>
          <table:table-cell/>
          <table:table-cell office:value-type="string" calcext:value-type="string">
            <text:p>**Rhinar Specialization** *(You may only have Sand Sketched Plan your deck if your hero is Rhinar)*</text:p>
            <text:p/>
            <text:p>Search your deck for a card, put it into your hand, discard a random card, then shuffle your deck.</text:p>
            <text:p/>
            <text:p>If the discarded card has 6 or more {p}, gain 2 action points.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09 – A, S R – WTR009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one Head Barri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Brute, Instant</text:p>
          </table:table-cell>
          <table:table-cell table:number-columns-repeated="2"/>
          <table:table-cell office:value-type="string" calcext:value-type="string">
            <text:p>Roll a 6 sided die. Prevent the next X damage that would be dealt to your hero this turn, where X is the number rolled.</text:p>
          </table:table-cell>
          <table:table-cell office:value-type="string" calcext:value-type="string">
            <text:p>“Sometimes you gotta roll with the punches.”</text:p>
          </table:table-cell>
          <table:table-cell office:value-type="string" calcext:value-type="string">
            <text:p>Brute Instant</text:p>
          </table:table-cell>
          <table:table-cell table:number-columns-repeated="3"/>
          <table:table-cell office:value-type="string" calcext:value-type="string">
            <text:p><text:span text:style-name="T3">S R – WTR010 – A, S R – WTR010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11, RNR008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reakneck Batt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11 – A, S R – WTR011 – U, S – RNR008 – 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1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neck Batte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12 – A, S R – WTR012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1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neck Batte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13 – A, S R – WTR013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14, RNR010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avage Fe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14 – A, S R – WTR014 – U, S – RNR010 – 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1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F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15 – A, S R – WTR015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1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F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16 – A, S R – WTR016</text:span> – U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WTR01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raging Beatd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4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3">S R – WTR017 – A, S R – WTR017</text:span> – U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WTR018, RNR018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arraging Beatd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3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18 – A, S R – WTR018 – U, S – RNR018 – N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WTR019, RNR025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arraging Beatdow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2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19 – A, S R – WTR019 – U, S – RNR025 – 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WTR020, RNR011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avage S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0 – A, S R – WTR020 – U, S – RNR011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1, RNR01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Sw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1 – A, S R – WTR021 – U, S – RNR016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Sw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22 – A, S R – WTR022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ack H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23 – A, S R – WTR023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ack Hu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24 – A, S R – WTR024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5, RNR009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Pack Hu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5 – A, S R – WTR025 – U, S – RNR009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6, RNR012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mash Instin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6 – A, S R – WTR026 – U, S – RNR012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7, RNR017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mash Instin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7 – A, S R – WTR027 – U, S – RNR017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mash Instin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28 – A, S R – WTR028</text:span>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29, RNR01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Wrecker R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9 – A, S R – WTR029 – U, S – RNR013 – N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3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recker R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3">S R – WTR030 – A, S R – WTR030</text:span>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31, RNR02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Wrecker Ro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31 – A, S R – WTR031 – U, S – RNR023 – N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wakening Bell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3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3">S R – WTR032 – A, S R – WTR032</text:span> – U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wakening B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2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3">S R – WTR033 – A, S R – WTR033</text:span> – U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4, RNR024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Awakening Bel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1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34 – A, S R – WTR034 – U, S – RNR024 – 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rimeval Bel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5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3">S R – WTR035 – A, S R – WTR035</text:span>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rimeval Bell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4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3">S R – WTR036 – A, S R – WTR036</text:span>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7, RNR026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Primeval Bel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3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37 – A, S R – WTR037 – U, S – RNR026 – 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avo, Showstopper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uardian, Hero</text:p>
          </table:table-cell>
          <table:table-cell office:value-type="string" calcext:value-type="string">
            <text:p>Dominate, Go again</text:p>
          </table:table-cell>
          <table:table-cell table:style-name="Default"/>
          <table:table-cell office:value-type="string" calcext:value-type="string">
            <text:p>**Action** - {r}{r}: Until end of turn, your attack action cards with cost {r}{r}{r} or greater gains **dominate. Go again** *(The defending hero can’t defend with more than 1 card from their hand)*</text:p>
          </table:table-cell>
          <table:table-cell/>
          <table:table-cell office:value-type="string" calcext:value-type="string">
            <text:p>Guardian Her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3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avo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uardian, Hero, Young</text:p>
          </table:table-cell>
          <table:table-cell office:value-type="string" calcext:value-type="string">
            <text:p>Dominate, Go again</text:p>
          </table:table-cell>
          <table:table-cell table:style-name="Default"/>
          <table:table-cell office:value-type="string" calcext:value-type="string">
            <text:p>**Action** - {r}{r}: Until end of turn, your attack action cards with cost {r}{r}{r} or greater gains **dominate. Go again** (The defending hero can’t defend with more than 1 card from their hand)</text:p>
          </table:table-cell>
          <table:table-cell/>
          <table:table-cell office:value-type="string" calcext:value-type="string">
            <text:p>Guardian Hero – Young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4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notho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Guardian, Weapon, Hammer, 2H</text:p>
          </table:table-cell>
          <table:table-cell table:number-columns-repeated="2"/>
          <table:table-cell office:value-type="string" calcext:value-type="string">
            <text:p>**Once per turn Action** - {r}{r}{r}:**Attack**</text:p>
            <text:p/>
            <text:p>If you have 2 or more cards in your pitch zone with cost {r}{r}{r} or greater, Anothos gains +2{p}</text:p>
          </table:table-cell>
          <table:table-cell/>
          <table:table-cell office:value-type="string" calcext:value-type="string">
            <text:p>Guardian Weapon – Hammer (2H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4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Tectonic Plat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Guardian, Equipment, Chest</text:p>
          </table:table-cell>
          <table:table-cell office:value-type="string" calcext:value-type="string">
            <text:p>Battleworn</text:p>
          </table:table-cell>
          <table:table-cell table:style-name="Default"/>
          <table:table-cell office:value-type="string" calcext:value-type="string">
            <text:p>**Once per turn Action** - {r}:Create a Seismic Surge aura token. Go again</text:p>
            <text:p/>
            <text:p>**Battleworn** *(If you defend with Tectonic Plating, put a -1{d} counter on it when the combat chain closes.)*</text:p>
          </table:table-cell>
          <table:table-cell/>
          <table:table-cell office:value-type="string" calcext:value-type="string">
            <text:p>Guardian Equipment – Che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4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lm of Isen’s Pea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Equipment, Head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Action** - {r}, destroy Helm of Isen Peak: Your hero gains +1{i} until end of turn.</text:p>
            <text:p/>
            <text:p>**Battleworn** *(If you defend with Helm of Isen’s Peak, put a -1{d} counter on it when the combat chain closes.)*</text:p>
          </table:table-cell>
          <table:table-cell/>
          <table:table-cell office:value-type="string" calcext:value-type="string">
            <text:p>Guardian Equipment – Head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4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Specialization, Crush</text:p>
          </table:table-cell>
          <table:table-cell/>
          <table:table-cell office:value-type="string" calcext:value-type="string">
            <text:p>**Bravo Specialization** *(You may only have Crippling Crush in your deck if your hero is Bravo.)*</text:p>
            <text:p/>
            <text:p>**Crush** - If Crippling Crush deals 4 or more damage to a hero, they discard 2 random cards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4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pinal Cru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Spinal Crush deals 4 or more damage to a hero, action cards, activated abilities, and attacks they control lose and can’t gain **go again** during their next action phase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4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anial Crus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anial Crush deals 4 or more damage to a hero, they can’t draw cards during their next action phase</text:p>
          </table:table-cell>
          <table:table-cell office:value-type="string" calcext:value-type="string">
            <text:p>“Leave now, or a hangover will be the least of your worries.” - Valda Brightaxe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4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orged for Wa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ile Forged for War is in the arena, equipment you control gain +1{d}.</text:p>
            <text:p/>
            <text:p>At the beginning of your action phase, destroy Forged for War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4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how Time!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Specialization</text:p>
          </table:table-cell>
          <table:table-cell/>
          <table:table-cell office:value-type="string" calcext:value-type="string">
            <text:p>**Bravo Specialization** *(You may only have Show Time! In your deck if your hero is Bravo.)*</text:p>
            <text:p/>
            <text:p>When Show Time! enters the arena, search your deck for a Guardian attack action card, reveal it and put it into your hand, then shuffle your deck.</text:p>
            <text:p/>
            <text:p>At the beginning of your action phase, destroy Show Time! then draw a card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4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isable deals 4 or more damage to a hero, put a card from their arsenal on the bottom of its owner deck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4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isab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isable deals 4 or more damage to a hero, put a card from their arsenal on the bottom of its owner deck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isab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isable deals 4 or more damage to a hero, put a card from their arsenal on the bottom of its owner deck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aunch Respo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Defense Reaction</text:p>
          </table:table-cell>
          <table:table-cell table:number-columns-repeated="2"/>
          <table:table-cell office:value-type="string" calcext:value-type="string">
            <text:p>As an additional cost to play Staunch Response you may pay {r}{r}{r}{r}. If you do, Staunch Response gains +3{d}</text:p>
          </table:table-cell>
          <table:table-cell office:value-type="string" calcext:value-type="string">
            <text:p>“Whatever comes, we must not falter.” - Ragnar Frosthelm</text:p>
          </table:table-cell>
          <table:table-cell office:value-type="string" calcext:value-type="string">
            <text:p>Guardian Defense Reaction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aunch Respons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Defense Reaction</text:p>
          </table:table-cell>
          <table:table-cell table:number-columns-repeated="2"/>
          <table:table-cell office:value-type="string" calcext:value-type="string">
            <text:p>As an additional cost to play Staunch Response you may pay {r}{r}{r}{r}. If you do, Staunch Response gains +3{d}</text:p>
          </table:table-cell>
          <table:table-cell/>
          <table:table-cell office:value-type="string" calcext:value-type="string">
            <text:p>Guardian Defense Reaction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aunch Respon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Defense Reaction</text:p>
          </table:table-cell>
          <table:table-cell table:number-columns-repeated="2"/>
          <table:table-cell office:value-type="string" calcext:value-type="string">
            <text:p>As an additional cost to play Staunch Response you may pay {r}{r}{r}{r}. If you do, Staunch Response gains +3{d}</text:p>
          </table:table-cell>
          <table:table-cell/>
          <table:table-cell office:value-type="string" calcext:value-type="string">
            <text:p>Guardian Defense Reaction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WTR05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essing of Delive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en Blessing of Deliverance enters the arena, if you have a card in your pitch zone with cost {r}{r}{r} or greater, draw a card.</text:p>
            <text:p/>
            <text:p>At the beginning of the action phase, destroy Blessing of Deliverance then reveal the top card of your deck. Gain 1{h} for each card with cost {r}{r}{r} or greater revealed this way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WTR05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essing of Deliveranc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en Blessing of Deliverance enters the arena, if you have a card in your pitch zone with cost {r}{r}{r} or greater, draw a card.</text:p>
            <text:p/>
            <text:p>At the beginning of the action phase, destroy Blessing of Deliverance then reveal the top card of your deck. Gain 1{h} for each card with cost {r}{r}{r} or greater revealed this way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WTR05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essing of Deliver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en Blessing of Deliverance enters the arena, if you have a card in your pitch zone with cost {r}{r}{r} or greater, draw a card.</text:p>
            <text:p/>
            <text:p>At the beginning of the action phase, destroy Blessing of Deliverance then reveal the top card of your deck. Gain 1{h} for each card with cost {r}{r}{r} or greater revealed this way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uckling Bl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Buckling Blow deals 4 or more damage to a hero, put a -1{d} counter on target equipment they control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uckling B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Buckling Blow deals 4 or more damage to a hero, put a -1{d} counter on target equipment they control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uckling B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Buckling Blow deals 4 or more damage to a hero, put a -1{d} counter on target equipment they control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6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artilage Cru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artilage Crush deals 4 or more damage to a hero, their first action during their next turn costs an additional {r} to play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6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artilage Cru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artilage Crush deals 4 or more damage to a hero, their first action during their next turn costs an additional {r} to play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6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artilage Cru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artilage Crush deals 4 or more damage to a hero, their first action during their next turn costs an additional {r} to play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6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ush Confid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ush Confidence deals 4 or more damage to a hero they lose all hero card effects and activated abilities until the end of their next turn. *(Treat the hero card as if the text box is empty)*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6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ush Confide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ush Confidence deals 4 or more damage to a hero they lose all hero card effects and activated abilities until the end of their next turn. *(Treat the hero card as if the text box is empty)*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6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ush Confide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ush Confidence deals 4 or more damage to a hero they lose all hero card effects and activated abilities until the end of their next turn. *(Treat the hero card as if the text box is empty)*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6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ebilit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ebilitate deals 4 or more damage to a hero, their first attack during their next turn has -2{p}.</text:p>
          </table:table-cell>
          <table:table-cell office:value-type="string" calcext:value-type="string">
            <text:p>…and at that moment, Flannigan knew failure was close at hand.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6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ebilitate deals 4 or more damage to a hero, their first attack during their next turn has -2{p}.</text:p>
          </table:table-cell>
          <table:table-cell office:value-type="string" calcext:value-type="string">
            <text:p>…and at that moment, Flannigan knew failure was close at hand.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6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ebilit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ebilitate deals 4 or more damage to a hero, their first attack during their next turn has -2{p}.</text:p>
          </table:table-cell>
          <table:table-cell office:value-type="string" calcext:value-type="string">
            <text:p>…and at that moment, Flannigan knew failure was close at hand.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6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Emerging Pow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At the beginning of your action phase, destroy Emerging Power then the next Guardian attack action card you play this turn gains +3{p}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7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Emerging Pow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At the beginning of your action phase, destroy Emerging Power then the next Guardian attack action card you play this turn gains +2{p}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7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Emerging Pow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At the beginning of your action phase, destroy Emerging Power then the next Guardian attack action card you play this turn gains +1{p}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7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onewall Confid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(Auras stay in the arena until they are destroyed.)*</text:p>
            <text:p/>
            <text:p>**Go again**</text:p>
            <text:p/>
            <text:p>While Stonewall Confidence is in the arena, cards you control with cost {r}{r}{r} or greater gain +4{d}</text:p>
            <text:p/>
            <text:p>At the beginning of your action phase, destroy Stonewall Confidence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7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onewall Confidenc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(Auras stay in the arena until they are destroyed.)*</text:p>
            <text:p/>
            <text:p>**Go again**</text:p>
            <text:p/>
            <text:p>While Stonewall Confidence is in the arena, cards you control with cost {r}{r}{r} or greater gain +3{d}</text:p>
            <text:p/>
            <text:p>At the beginning of your action phase, destroy Stonewall Confidence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7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onewall Confide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(Auras stay in the arena until they are destroyed.)*</text:p>
            <text:p/>
            <text:p>**Go again**</text:p>
            <text:p/>
            <text:p>While Stonewall Confidence is in the arena, cards you control with cost {r}{r}{r} or greater gain +2{d}</text:p>
            <text:p/>
            <text:p>At the beginning of your action phase, destroy Stonewall Confidence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7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eismic Surge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Guardian, Token, Aura</text:p>
          </table:table-cell>
          <table:table-cell table:number-columns-repeated="2"/>
          <table:table-cell office:value-type="string" calcext:value-type="string">
            <text:p>At the beginning of your action phase, destroy Seismic Surge then the next Guardian attack action card you play this turn costs {r} less to play.</text:p>
          </table:table-cell>
          <table:table-cell/>
          <table:table-cell office:value-type="string" calcext:value-type="string">
            <text:p>Guardian Token – Aur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7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Katsu, the Wanderer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inja, Hero</text:p>
          </table:table-cell>
          <table:table-cell table:number-columns-repeated="2"/>
          <table:table-cell office:value-type="string" calcext:value-type="string">
            <text:p>**Once per turn Effect** - When an attack action card you control hits, you may discard a card with cost 0. If you do, search your deck for a card with **combo**, banish it face up, then shuffle your deck. You may play it this turn</text:p>
          </table:table-cell>
          <table:table-cell/>
          <table:table-cell office:value-type="string" calcext:value-type="string">
            <text:p>Ninja Her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7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Katsu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inja, Hero, Young</text:p>
          </table:table-cell>
          <table:table-cell table:number-columns-repeated="2"/>
          <table:table-cell office:value-type="string" calcext:value-type="string">
            <text:p>**Once per turn Effect** - When an attack action card you control hits, you may discard a card with cost 0. If you do, search your deck for a card with **combo**, banish it face up, then shuffle your deck. You may play it this turn</text:p>
          </table:table-cell>
          <table:table-cell/>
          <table:table-cell office:value-type="string" calcext:value-type="string">
            <text:p>Ninja Hero – Young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7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armonized Kodachi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Ninja, Weapon, Dagger, 1H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Once per Turn Action** - {r}: **Attack**</text:p>
            <text:p/>
            <text:p>If you have a card in your pitch zone with cost 0, Harmonized Kodachi gains **go again.**</text:p>
          </table:table-cell>
          <table:table-cell/>
          <table:table-cell office:value-type="string" calcext:value-type="string">
            <text:p>Ninja Weapon – Dagger (1H)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7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Mask of Momen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inja, Equipment, Head</text:p>
          </table:table-cell>
          <table:table-cell office:value-type="string" calcext:value-type="string">
            <text:p>Blade Break</text:p>
          </table:table-cell>
          <table:table-cell/>
          <table:table-cell office:value-type="string" calcext:value-type="string">
            <text:p>**Once per Turn Effect** - When an attack action card you control is the third or higher chain link in a row to hit, draw a card.</text:p>
            <text:p/>
            <text:p>**Blade Break** *(If you defend with Mask of Momentum, destroy it when the combat chain closes.)*</text:p>
          </table:table-cell>
          <table:table-cell/>
          <table:table-cell office:value-type="string" calcext:value-type="string">
            <text:p>Ninja Equipment – Head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8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ing Sc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Equipment, Arms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Attack Reaction** - Destroy Breaking Scales: Target attack action card with **combo** gains +1{p}.</text:p>
            <text:p/>
            <text:p>**Battleworn** *(If you defend with Breaking Scales, put a -1{d} counter on it when the combat chain closes.)*</text:p>
          </table:table-cell>
          <table:table-cell/>
          <table:table-cell office:value-type="string" calcext:value-type="string">
            <text:p>Ninja Equipment – Arms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WTR08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Specialization, Combo</text:p>
          </table:table-cell>
          <table:table-cell/>
          <table:table-cell office:value-type="string" calcext:value-type="string">
            <text:p>**Katsu Specialization** *(You may only have Lord of Wind in your deck if your hero is Katsu.)*</text:p>
            <text:p/>
            <text:p>**Combo** - If Mugenshi: RELEASE was the last attack this combat chain, you may pay X resource points as an additional cost to play Lord of Wind. If you do, shuffle X target cards named Surging Strike, Whelming Gustwave and/or Mugenshi: RELEASE from your graveyard into your deck, then lord of Wind gains +X{p}.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8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ncestral Empower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inja, Attack Reaction</text:p>
          </table:table-cell>
          <table:table-cell table:number-columns-repeated="2"/>
          <table:table-cell office:value-type="string" calcext:value-type="string">
            <text:p>Target Ninja attack action card gains +1{p}.</text:p>
            <text:p/>
            <text:p>Draw a card.</text:p>
          </table:table-cell>
          <table:table-cell office:value-type="string" calcext:value-type="string">
            <text:p>They called to him from beyond the Mists. “It’s time to come home.”</text:p>
          </table:table-cell>
          <table:table-cell office:value-type="string" calcext:value-type="string">
            <text:p>Ninja – Attack Reaction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WTR08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Specialization, Combo, Go again</text:p>
          </table:table-cell>
          <table:table-cell/>
          <table:table-cell office:value-type="string" calcext:value-type="string">
            <text:p>**Katsu Specialization** *(You may only have Mugenshi: RELEASE in your deck if your hero is Katsu.)*</text:p>
            <text:p/>
            <text:p>**Combo** - *If Whelming Gustwave was the last attack this combat chain, Mugenshi: RELEASE gains +1{p}, **go again**, and “If this hits, search your deck for any number of cards named Lord of Wind, reveal them, put them into your hand, then shuffle your deck.”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8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Rising Knee Thrust was the last attack this combat chain, Hurricane Technique gains +1{p}, **go again**, and “If Hurricane Technique hits, put it into your hand.”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8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ounding G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Open the Center was the last attack this combat chain, Pounding Gale gains “If Pounding Gale would deal damage to a hero, instead it deals double that much damage”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8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Open the Center was the last attack this combat chain, Fluster Fist gains +1{p} for each attack that has hit this combat chain.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8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Open the Center was the last attack this combat chain, Fluster Fist gains +1{p} for each attack that has hit this combat chain.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8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Open the Center was the last attack this combat chain, Fluster Fist gains +1{p} for each attack that has hit this combat chain.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8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ackout K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Rising Knee Thrust was the last attack this combat chain, Blackout Kick gains +3{p}.</text:p>
          </table:table-cell>
          <table:table-cell office:value-type="string" calcext:value-type="string">
            <text:p>“Just a little off the top.”</text:p>
          </table:table-cell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9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Rising Knee Thrust was the last attack this combat chain, Blackout Kick gains +3{p}.</text:p>
          </table:table-cell>
          <table:table-cell office:value-type="string" calcext:value-type="string">
            <text:p>“Just a little off the top.”</text:p>
          </table:table-cell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9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**Combo** - If Rising Knee Thrust was the last attack this combat chain, Blackout Kick gains +3{p}.</text:p>
          </table:table-cell>
          <table:table-cell office:value-type="string" calcext:value-type="string">
            <text:p>“Just a little off the top.”</text:p>
          </table:table-cell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9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lic Fl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Defense Reaction</text:p>
          </table:table-cell>
          <table:table-cell table:number-columns-repeated="2"/>
          <table:table-cell office:value-type="string" calcext:value-type="string">
            <text:p>If the next card you defend with this turn is a card with **combo**, it gains +2{d}.</text:p>
          </table:table-cell>
          <table:table-cell office:value-type="string" calcext:value-type="string">
            <text:p>Silver flashes under the pale moonlight, blades slicing through air as Ira twisted and turned, narrowly avoiding their ambush.</text:p>
          </table:table-cell>
          <table:table-cell office:value-type="string" calcext:value-type="string">
            <text:p>Ninja – Defense Rea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9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lic Fla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Defense Reaction</text:p>
          </table:table-cell>
          <table:table-cell table:number-columns-repeated="2"/>
          <table:table-cell office:value-type="string" calcext:value-type="string">
            <text:p>If the next card you defend with this turn is a card with **combo**, it gains +2{d}.</text:p>
          </table:table-cell>
          <table:table-cell office:value-type="string" calcext:value-type="string">
            <text:p>Silver flashes under the pale moonlight, blades slicing through air as Ira twisted and turned, narrowly avoiding their ambush.</text:p>
          </table:table-cell>
          <table:table-cell office:value-type="string" calcext:value-type="string">
            <text:p>Ninja – Defense Rea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9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lic Fla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inja, Defense Reaction</text:p>
          </table:table-cell>
          <table:table-cell table:number-columns-repeated="2"/>
          <table:table-cell office:value-type="string" calcext:value-type="string">
            <text:p>If the next card you defend with this turn is a card with **combo**, it gains +2{d}.</text:p>
          </table:table-cell>
          <table:table-cell office:value-type="string" calcext:value-type="string">
            <text:p>Silver flashes under the pale moonlight, blades slicing through air as Ira twisted and turned, narrowly avoiding their ambush.</text:p>
          </table:table-cell>
          <table:table-cell office:value-type="string" calcext:value-type="string">
            <text:p>Ninja – Defense Reactio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9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, Dominate</text:p>
          </table:table-cell>
          <table:table-cell/>
          <table:table-cell office:value-type="string" calcext:value-type="string">
            <text:p>**Combo** - If Head Jab was the last attack this combat chain, Open the Center gains +1{p}, **go again**, and **dominate**. *(The defending hero can’t defend Open the Center with more than 1 card from their hand.)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9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Open the Cen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, Dominate</text:p>
          </table:table-cell>
          <table:table-cell/>
          <table:table-cell office:value-type="string" calcext:value-type="string">
            <text:p>**Combo** - If Head Jab was the last attack this combat chain, Open the Center gains +1{p}, **go again**, and **dominate**. *(The defending hero can’t defend Open the Center with more than 1 card from their hand.)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9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, Dominate</text:p>
          </table:table-cell>
          <table:table-cell/>
          <table:table-cell office:value-type="string" calcext:value-type="string">
            <text:p>**Combo** - If Head Jab was the last attack this combat chain, Open the Center gains +1{p}, **go again**, and **dominate**. *(The defending hero can’t defend Open the Center with more than 1 card from their hand.)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09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09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Leg T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10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Leg Tap was the last attack this combat chain, Rising Knee Thrust gains +2{p} and **go again**.</text:p>
          </table:table-cell>
          <table:table-cell office:value-type="string" calcext:value-type="string">
            <text:p>To master the Art of the Sparrow is to master one’s own body, and possess the agility of a bird in flight.</text:p>
          </table:table-cell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10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Leg Tap was the last attack this combat chain, Rising Knee Thrust gains +2{p} and **go again**.</text:p>
          </table:table-cell>
          <table:table-cell office:value-type="string" calcext:value-type="string">
            <text:p>To master the Art of the Sparrow is to master one’s own body, and possess the agility of a bird in flight.</text:p>
          </table:table-cell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10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Leg Tap was the last attack this combat chain, Rising Knee Thrust gains +2{p} and **go again**.</text:p>
          </table:table-cell>
          <table:table-cell office:value-type="string" calcext:value-type="string">
            <text:p>To master the Art of the Sparrow is to master one’s own body, and possess the agility of a bird in flight.</text:p>
          </table:table-cell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urging Strik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TR10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11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Surging Strike was the last attack this combat chain, Whelming Gustwave gains +1{p}, **go again**, and “If this hits, draw a card.”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11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Surging Strike was the last attack this combat chain, Whelming Gustwave gains +1{p}, **go again**, and “If this hits, draw a card.”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11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inja, Action, Attack</text:p>
          </table:table-cell>
          <table:table-cell office:value-type="string" calcext:value-type="string">
            <text:p>Combo, Go again</text:p>
          </table:table-cell>
          <table:table-cell/>
          <table:table-cell office:value-type="string" calcext:value-type="string">
            <text:p>**Combo** - If Surging Strike was the last attack this combat chain, Whelming Gustwave gains +1{p}, **go again**, and “If this hits, draw a card.”</text:p>
          </table:table-cell>
          <table:table-cell/>
          <table:table-cell office:value-type="string" calcext:value-type="string">
            <text:p>Ninja Action – Attack</text:p>
          </table:table-cell>
          <table:table-cell table:number-columns-repeated="1007"/>
        </table:table-row>
        <table:table-row table:style-name="ro13" table:number-rows-repeated="1048461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00:46:28.059632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20T01:15:44.280984682</dc:date>
    <meta:editing-duration>PT2H32M10S</meta:editing-duration>
    <meta:editing-cycles>92</meta:editing-cycles>
    <meta:generator>LibreOffice/7.2.5.2$MacOSX_X86_64 LibreOffice_project/499f9727c189e6ef3471021d6132d4c694f357e5</meta:generator>
    <meta:document-statistic meta:table-count="1" meta:cell-count="1347" meta:object-count="0"/>
    <meta:user-defined meta:name=""/>
  </office:meta>
</office:document-meta>
</file>